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opacity="90%" draw:fill="none" draw:textarea-horizontal-align="justify" draw:textarea-vertical-align="middle" draw:auto-grow-height="false" fo:min-height="1.374cm" fo:min-width="2.3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66b3" draw:fill-color="#0066b3" draw:textarea-horizontal-align="justify" draw:textarea-vertical-align="middle" draw:auto-grow-height="false" fo:min-height="0.199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0066b3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5.029cm" svg:x="5.826cm" svg:y="4.42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203cm" svg:height="0.806cm" svg:x="3.893cm" svg:y="9.712cm">
          <draw:text-box>
            <text:p text:style-name="P2"><text:span text:style-name="T1">Wirksamkeit</text:span></text:p>
          </draw:text-box>
        </draw:frame>
        <draw:frame draw:style-name="gr3" draw:text-style-name="P3" draw:layer="layout" svg:width="3.258cm" svg:height="0.806cm" svg:x="11.272cm" svg:y="9.719cm">
          <draw:text-box>
            <text:p text:style-name="P2"><text:span text:style-name="T1">Sparsamkeit</text:span></text:p>
          </draw:text-box>
        </draw:frame>
        <draw:frame draw:style-name="gr3" draw:text-style-name="P3" draw:layer="layout" svg:width="5.108cm" svg:height="0.806cm" svg:x="6.179cm" svg:y="3.623cm">
          <draw:text-box>
            <text:p text:style-name="P2"><text:span text:style-name="T1">Widerstandsfähigkeit</text:span></text:p>
          </draw:text-box>
        </draw:frame>
        <draw:custom-shape draw:style-name="gr4" draw:text-style-name="P4" draw:layer="layout" svg:width="0.635cm" svg:height="0.635cm" svg:x="7.096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26cm" svg:y1="9.458cm" svg:x2="7.198cm" svg:y2="8.036cm">
          <text:p/>
        </draw:line>
        <draw:line draw:style-name="gr5" draw:text-style-name="P1" draw:layer="layout" svg:x1="8.747cm" svg:y1="4.454cm" svg:x2="7.528cm" svg:y2="7.502cm">
          <text:p/>
        </draw:line>
        <draw:line draw:style-name="gr5" draw:text-style-name="P1" draw:layer="layout" svg:x1="7.731cm" svg:y1="7.858cm" svg:x2="11.668cm" svg:y2="9.4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6T12:19:16.850081171</meta:creation-date>
    <meta:editing-duration>PT5M25S</meta:editing-duration>
    <meta:editing-cycles>2</meta:editing-cycles>
    <meta:generator>LibreOffice/6.0.7.3$Linux_X86_64 LibreOffice_project/00m0$Build-3</meta:generator>
    <dc:date>2021-07-26T12:34:53.544429896</dc:date>
    <meta:document-statistic meta:object-count="8"/>
  </office:meta>
</office:document-meta>
</file>